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376cm" svg:x="14.6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???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Introdução aos Sistemas reativos</text:span></text:p>
              </text:list-item>
              <text:list-item>
                <text:p><text:span text:style-name="T3">Modelos de concorrência</text:span></text:p>
              </text:list-item>
              <text:list-item>
                <text:p><text:span text:style-name="T3">Linguagens, técnicas e ferramentas</text:span></text:p>
              </text:list-item>
              <text:list-item>
                <text:p><text:span text:style-name="T3">Aplicações (e.g., jogos, arduino, redes de sensores)</text:span></text:p>
              </text:list-item>
              <text:list-item>
                <text:p><text:span text:style-name="T3">Projeto</text:span></text:p>
              </text:list-item>
              <text:list-item>
                <text:p><text:span text:style-name="T4">Muita programa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Aulas teóricas</text:span></text:p>
              </text:list-item>
              <text:list-item>
                <text:p><text:span text:style-name="T3">Aulas práticas</text:span></text:p>
              </text:list-item>
              <text:list-item>
                <text:p><text:span text:style-name="T3">Estudo de artigos e vídeos</text:span></text:p>
              </text:list-item>
              <text:list-item>
                <text:p><text:span text:style-name="T3">Projeto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Tarefas (exercícios, mini projetos, etc.)</text:span></text:p>
              </text:list-item>
              <text:list-item>
                <text:p><text:span text:style-name="T3">Projeto fin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Arduino / C / Céu</text:span></text:p>
                <text:list>
                  <text:list-item>
                    <text:p><text:span text:style-name="T5">Sistemas embarcados</text:span></text:p>
                  </text:list-item>
                </text:list>
              </text:list-item>
              <text:list-item>
                <text:p><text:span text:style-name="T3">SDL / C / Céu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Löve / Lua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TinyOS / C / Céu</text:span></text:p>
                <text:list>
                  <text:list-item>
                    <text:p><text:span text:style-name="T5">Sistemas distribuídos, redes de sens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GitHub</text:span></text:p>
                <text:list>
                  <text:list-item>
                    <text:p><text:span text:style-name="T6">https://github.com/fsantanna/reativos/</text:span></text:p>
                  </text:list-item>
                  <text:list-item>
                    <text:p><text:span text:style-name="T6">git clone ...</text:span></text:p>
                  </text:list-item>
                </text:list>
                <text:p><text:span text:style-name="T3"/></text:p>
              </text:list-item>
              <text:list-item>
                <text:p><text:span text:style-name="T3">Lista de discussão</text:span></text:p>
                <text:list>
                  <text:list-item>
                    <text:p><text:span text:style-name="T6">https://groups.google.com/d/forum/reativo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1<text:line-break/><text:span text:style-name="T7">(a conferir na véspera da próxima aula)</text:span></text:p>
          </draw:text-box>
        </draw:frame>
        <draw:frame presentation:style-name="pr4" draw:text-style-name="P5" draw:layer="layout" svg:width="23.254cm" svg:height="14.331cm" svg:x="1.511cm" svg:y="5.116cm" presentation:class="outline" presentation:user-transformed="true">
          <draw:text-box>
            <text:list text:style-name="L2">
              <text:list-item>
                <text:p><text:span text:style-name="T3">Cadastrar-se na lista da turma</text:span></text:p>
                <text:list>
                  <text:list-item>
                    <text:p><text:span text:style-name="T8">https://groups.google.com/d/forum/reativos</text:span></text:p>
                  </text:list-item>
                </text:list>
                <text:p><text:span text:style-name="T3"/></text:p>
              </text:list-item>
              <text:list-item>
                <text:p><text:span text:style-name="T3">Criar um projeto no github</text:span></text:p>
                <text:list>
                  <text:list-item>
                    <text:p><text:span text:style-name="T9">Criar uma conta no </text:span><text:span text:style-name="T10">github.com</text:span><text:span text:style-name="T9"> (caso não tenha)</text:span></text:p>
                  </text:list-item>
                  <text:list-item>
                    <text:p><text:span text:style-name="T9">Criar um projeto “reativos”</text:span></text:p>
                  </text:list-item>
                  <text:list-item>
                    <text:p><text:span text:style-name="T9">Mandar um e-mail para a lista com o link do seu projeto</text:span></text:p>
                  </text:list-item>
                </text:list>
                <text:p><text:span text:style-name="T3"/></text:p>
              </text:list-item>
              <text:list-item>
                <text:p><text:span text:style-name="T3">Instalar o Arduino IDE</text:span></text:p>
                <text:list>
                  <text:list-item>
                    <text:p><text:span text:style-name="T8">http://www.arduino.cc/en/Main/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54</meta:editing-cycles>
    <meta:editing-duration>P28DT19H55M34S</meta:editing-duration>
    <meta:initial-creator>chico </meta:initial-creator>
    <dc:date>2014-08-11T14:22:15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